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19b" officeooo:paragraph-rsid="0017f19b"/>
    </style:style>
    <style:style style:name="P2" style:family="paragraph" style:parent-style-name="Standard">
      <style:text-properties officeooo:rsid="00184063" officeooo:paragraph-rsid="00184063"/>
    </style:style>
    <style:style style:name="P3" style:family="paragraph" style:parent-style-name="Standard">
      <style:text-properties officeooo:rsid="001b55e3" officeooo:paragraph-rsid="001b55e3"/>
    </style:style>
    <style:style style:name="P4" style:family="paragraph" style:parent-style-name="Standard">
      <style:text-properties officeooo:rsid="001e5719" officeooo:paragraph-rsid="001e5719"/>
    </style:style>
    <style:style style:name="P5" style:family="paragraph" style:parent-style-name="Standard">
      <style:text-properties officeooo:rsid="001eacc4" officeooo:paragraph-rsid="001eacc4"/>
    </style:style>
    <style:style style:name="P6" style:family="paragraph" style:parent-style-name="Standard">
      <style:text-properties officeooo:rsid="00208420" officeooo:paragraph-rsid="00208420"/>
    </style:style>
    <style:style style:name="P7" style:family="paragraph" style:parent-style-name="Standard">
      <style:text-properties officeooo:rsid="0023c62a" officeooo:paragraph-rsid="0023c62a"/>
    </style:style>
    <style:style style:name="T1" style:family="text">
      <style:text-properties officeooo:rsid="001a3cfc"/>
    </style:style>
    <style:style style:name="T2" style:family="text">
      <style:text-properties officeooo:rsid="001e5719"/>
    </style:style>
    <style:style style:name="T3" style:family="text">
      <style:text-properties officeooo:rsid="001f4c3e"/>
    </style:style>
    <style:style style:name="T4" style:family="text">
      <style:text-properties officeooo:rsid="00204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컴</text:p>
      <text:p text:style-name="P1"/>
      <text:p text:style-name="P1">이번주 한 것)</text:p>
      <text:p text:style-name="P3">큰 개요짜기</text:p>
      <text:p text:style-name="P1">POS+BERT+A, B, C 진행 完</text:p>
      <text:p text:style-name="P1"/>
      <text:p text:style-name="P1">다음주 해야할 것)</text:p>
      <text:p text:style-name="P6">BASE+BERT</text:p>
      <text:p text:style-name="P2">BASE+XLM</text:p>
      <text:p text:style-name="P2">POS+XLM<text:span text:style-name="T1">+A,B,C</text:span></text:p>
      <text:p text:style-name="P1"/>
      <text:p text:style-name="P1"/>
      <text:p text:style-name="P1">2. 언</text:p>
      <text:p text:style-name="P1"/>
      <text:p text:style-name="P4">(1) xlm-r로 업그레이드한다. → 얘는 CA, ES, EU도 제시</text:p>
      <text:p text:style-name="P4">(2) 도구를 빌드한다. → 알고리즘 제시</text:p>
      <text:p text:style-name="P4">(3) 빌드한 도구 통해 언어 실험한다. → 완전히 zeroshot과 비교. (no-cs CoSDA zeroshot vs POS MBERT vs POS XLM-R)</text:p>
      <text:p text:style-name="P5">(4) 성과 언급</text:p>
      <text:p text:style-name="P5"/>
      <text:p text:style-name="P1">이번주 한 것)</text:p>
      <text:p text:style-name="P1">언어 조사하기 – <text:span text:style-name="T2">ur, uz, malay, ko, arabic, </text:span><text:span text:style-name="T4">jp</text:span></text:p>
      <text:p text:style-name="P4"/>
      <text:p text:style-name="P4">다음주 해야할 것<text:span text:style-name="T3">)</text:span></text:p>
      <text:p text:style-name="P4"/>
      <text:p text:style-name="P7">화요일까지 → 언어 확보</text:p>
      <text:p text:style-name="P7">수요일까지 → 언어 전처리하기</text:p>
      <text:p text:style-name="P7">금요일까지 → <text:s/></text:p>
      <text:p text:style-name="P4">언어 추가 조사하고 <text:span text:style-name="T3">dataset 통일하기 →</text:span><text:span text:style-name="T4"> Low Source vs Far-Dist</text:span></text:p>
      <text:p text:style-name="P1">도구 만들기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8:43:20.369397541</meta:creation-date>
    <meta:generator>LibreOffice/6.4.7.2$Linux_X86_64 LibreOffice_project/40$Build-2</meta:generator>
    <dc:date>2022-01-16T22:47:01.109115626</dc:date>
    <meta:editing-duration>PT4H3M36S</meta:editing-duration>
    <meta:editing-cycles>13</meta:editing-cycles>
    <meta:document-statistic meta:table-count="0" meta:image-count="0" meta:object-count="0" meta:page-count="1" meta:paragraph-count="21" meta:word-count="184" meta:character-count="394" meta:non-whitespace-character-count="319"/>
  </office:meta>
</office:document-meta>
</file>